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17cm" style:rel-column-width="65535*"/>
    </style:style>
    <style:style style:name="Tabel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200223" officeooo:paragraph-rsid="00200223"/>
    </style:style>
    <style:style style:name="P2" style:family="paragraph" style:parent-style-name="Table_20_Contents">
      <style:text-properties style:font-name="Consolas" fo:font-size="7pt" style:font-size-asian="7pt" style:font-size-complex="7pt"/>
    </style:style>
    <style:style style:name="P3" style:family="paragraph" style:parent-style-name="Standard">
      <style:text-properties officeooo:paragraph-rsid="00200223"/>
    </style:style>
    <style:style style:name="P4" style:family="paragraph" style:parent-style-name="Standard">
      <style:text-properties officeooo:paragraph-rsid="001ac9c2"/>
    </style:style>
    <style:style style:name="P5" style:family="paragraph" style:parent-style-name="Standard">
      <style:text-properties officeooo:rsid="001ac9c2" officeooo:paragraph-rsid="001ac9c2"/>
    </style:style>
    <style:style style:name="P6" style:family="paragraph" style:parent-style-name="Standard" style:list-style-name="L1"/>
    <style:style style:name="P7" style:family="paragraph" style:parent-style-name="Standard">
      <style:paragraph-properties fo:break-before="page"/>
      <style:text-properties officeooo:rsid="001b53c2" officeooo:paragraph-rsid="001b53c2"/>
    </style:style>
    <style:style style:name="P8" style:family="paragraph" style:parent-style-name="Standard">
      <style:text-properties officeooo:rsid="001b53c2" officeooo:paragraph-rsid="001c0158"/>
    </style:style>
    <style:style style:name="P9" style:family="paragraph" style:parent-style-name="Standard">
      <style:text-properties officeooo:rsid="001b53c2" officeooo:paragraph-rsid="001b53c2"/>
    </style:style>
    <style:style style:name="P10" style:family="paragraph" style:parent-style-name="Standard">
      <style:text-properties officeooo:rsid="001c0158" officeooo:paragraph-rsid="001c0158"/>
    </style:style>
    <style:style style:name="P11" style:family="paragraph" style:parent-style-name="Standard">
      <style:text-properties officeooo:rsid="001b8a25" officeooo:paragraph-rsid="001b8a25"/>
    </style:style>
    <style:style style:name="P12" style:family="paragraph" style:parent-style-name="Standard">
      <style:text-properties officeooo:rsid="001b8a25" officeooo:paragraph-rsid="001c0158"/>
    </style:style>
    <style:style style:name="P13" style:family="paragraph" style:parent-style-name="Standard">
      <style:text-properties officeooo:paragraph-rsid="001c0158"/>
    </style:style>
    <style:style style:name="P14" style:family="paragraph" style:parent-style-name="Standard">
      <style:text-properties officeooo:rsid="001d01fe" officeooo:paragraph-rsid="001d01fe"/>
    </style:style>
    <style:style style:name="T1" style:family="text">
      <style:text-properties fo:language="en" fo:country="US"/>
    </style:style>
    <style:style style:name="T2" style:family="text">
      <style:text-properties officeooo:rsid="001dd9b4"/>
    </style:style>
    <style:style style:name="T3" style:family="text">
      <style:text-properties officeooo:rsid="00200223"/>
    </style:style>
    <style:style style:name="T4" style:family="text">
      <style:text-properties officeooo:rsid="0020db5c"/>
    </style:style>
    <style:style style:name="T5" style:family="text">
      <style:text-properties style:font-name="Consolas" fo:font-size="7pt" style:font-size-asian="7pt" style:font-size-complex="7pt"/>
    </style:style>
    <style:style style:name="T6" style:family="text">
      <style:text-properties officeooo:rsid="001e8842"/>
    </style:style>
    <style:style style:name="T7" style:family="text">
      <style:text-properties officeooo:rsid="001b193f"/>
    </style:style>
    <style:style style:name="T8" style:family="text">
      <style:text-properties officeooo:rsid="001ac9c2"/>
    </style:style>
    <style:style style:name="T9" style:family="text">
      <style:text-properties officeooo:rsid="001d01fe"/>
    </style:style>
    <style:style style:name="T10" style:family="text">
      <style:text-properties officeooo:rsid="001c0158"/>
    </style:style>
    <style:style style:name="T11" style:family="text">
      <style:text-properties officeooo:rsid="001b8a25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c01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want <text:span text:style-name="T1">to</text:span> <text:span text:style-name="T1">create</text:span> are <text:span text:style-name="T2">dashboard that has the following items:</text:span></text:p>
      <text:p text:style-name="Standard">- <text:span text:style-name="T3">There are 2 panels on the screen: ELK and GAS</text:span></text:p>
      <text:p text:style-name="Standard">- <text:span text:style-name="T3">In each panel there are two columns: ‘Verwerkt’ (processsed) and ‘Uitval’ (rejected)</text:span></text:p>
      <text:p text:style-name="Standard">- <text:span text:style-name="T3">Each column has 7 cells/fields, each with a label ‘DOMx’ where x is uneven number for ELK and an even number for GAS</text:span></text:p>
      <text:p text:style-name="Standard">- <text:span text:style-name="T3">Each cell is populated with a query</text:span></text:p>
      <text:p text:style-name="Standard">- <text:span text:style-name="T3">For the ‘Verwerkt’ cells, this is the query:</text:span></text:p>
      <text:p text:style-name="Standard">..</text:p>
      <text:p text:style-name="P1">where ‘DOMx’ is the ‘DOMx’ on screen, so the cell for ‘DOM7’ has the query:</text:p>
      <table:table table:name="Tabel1" table:style-name="Tabel1">
        <table:table-column table:style-name="Tabel1.A"/>
        <table:table-row>
          <table:table-cell table:style-name="Tabel1.A1" office:value-type="string">
            <text:p text:style-name="P2">SELECT DECODE(TELLINGEN.STATUS <text:s text:c="3"/></text:p>
            <text:p text:style-name="P2"><text:tab/> <text:s text:c="8"/>,-6, <text:s text:c="3"/>'Afgewezen' </text:p>
            <text:p text:style-name="P2"><text:s text:c="12"/>,-5, <text:s text:c="3"/>'Inhoud afgewezen'</text:p>
            <text:p text:style-name="P2"><text:s text:c="12"/>,-4, <text:s text:c="3"/>'Functioneel afgewezen'</text:p>
            <text:p text:style-name="P2"><text:s text:c="12"/>,-3, <text:s text:c="3"/>'Syntax afgewezen'</text:p>
            <text:p text:style-name="P2"><text:s text:c="12"/>,-1, <text:s text:c="3"/>'Verwerking mislukt' <text:s text:c="2"/></text:p>
            <text:p text:style-name="P2"><text:s text:c="12"/>, 0, <text:s text:c="3"/>'Word Verwerkt'</text:p>
            <text:p text:style-name="P2"><text:s text:c="12"/>, 1, <text:s text:c="3"/>'Verwerkt'</text:p>
            <text:p text:style-name="P2"><text:s text:c="12"/>,2 , <text:s text:c="3"/>'Geaccepteerd' <text:s text:c="5"/></text:p>
            <text:p text:style-name="P2"><text:s text:c="12"/>,3 , <text:s text:c="3"/>'Bevestigd'</text:p>
            <text:p text:style-name="P2"><text:s text:c="12"/>,7 , <text:s text:c="3"/>'Gedeeltelijk geaccepteerd'</text:p>
            <text:p text:style-name="P2"><text:s text:c="12"/>,8 , <text:s text:c="3"/>'Gedeeltelijk afgewezen'</text:p>
            <text:p text:style-name="P2"><text:s text:c="12"/>,9 , <text:s text:c="3"/>'Gedeeltelijk geaccepteerd en afgewezen'</text:p>
            <text:p text:style-name="P2"><text:s text:c="12"/>,10, <text:s text:c="3"/>'Geaccepteerd en afgewezen'</text:p>
            <text:p text:style-name="P2"><text:s text:c="12"/>,11, <text:s text:c="3"/>'Overschrijding gesloten'</text:p>
            <text:p text:style-name="P2"><text:s text:c="12"/>, <text:s text:c="7"/>'Onbekend: '||TELLINGEN.STATUS </text:p>
            <text:p text:style-name="P2"><text:s text:c="12"/>) <text:s text:c="7"/>IOMSTATUS</text:p>
            <text:p text:style-name="P2">, <text:s text:c="2"/>TELLINGEN.AANTAL <text:s text:c="4"/>AANTAL <text:s text:c="16"/></text:p>
            <text:p text:style-name="P2">FROM</text:p>
            <text:p text:style-name="P2"><text:tab/><text:tab/>( <text:s text:c="11"/></text:p>
            <text:p text:style-name="P2"><text:tab/><text:tab/>SELECT IOM.LSTATUS <text:s text:c="14"/>STATUS</text:p>
            <text:p text:style-name="P2"><text:tab/><text:tab/>, <text:s text:c="5"/>COUNT(*) <text:s text:c="17"/>AANTAL</text:p>
            <text:p text:style-name="P2"><text:tab/><text:tab/>FROM DOM<text:span text:style-name="T4">x</text:span>ADMIN.G_IO_ARCHIVE_MAIN IOM</text:p>
            <text:p text:style-name="P2"><text:tab/><text:tab/>JOIN DOM<text:span text:style-name="T4">x</text:span>ADMIN.G_IO_ARCHIVE_SUBTYPE IOS</text:p>
            <text:p text:style-name="P2"><text:tab/><text:tab/> <text:s text:c="6"/>ON IOS.LID = IOM.LSUBTYPEID</text:p>
            <text:p text:style-name="P2"><text:tab/><text:tab/>JOIN DOM<text:span text:style-name="T4">x</text:span>ADMIN.G_IO_ARCHIVE_TYPE IOT</text:p>
            <text:p text:style-name="P2"><text:tab/><text:tab/> <text:s/><text:tab/> <text:s text:c="3"/>ON IOT.LID = IOM.LTYPEID </text:p>
            <text:p text:style-name="P2"><text:tab/><text:tab/>JOIN DOM<text:span text:style-name="T4">x</text:span>ADMIN.G_IO_ARCHIVE_MAIN_UDT UDT </text:p>
            <text:p text:style-name="P2"><text:tab/><text:tab/> <text:s text:c="2"/><text:tab/> ON UDT.LOBJID <text:s/>= IOM.LID <text:s/></text:p>
            <text:p text:style-name="P2"><text:tab/><text:tab/>WHERE (1=1)</text:p>
            <text:p text:style-name="P2"><text:tab/><text:tab/>AND IOS.SSUBTYPENAME = 'SmartReadingsNotification' </text:p>
            <text:p text:style-name="P2"><text:tab/><text:tab/>GROUP BY IOM.LSTATUS</text:p>
            <text:p text:style-name="P2"><text:tab/><text:tab/>) TELLINGEN</text:p>
            <text:p text:style-name="Table_20_Contents"><text:span text:style-name="T5">ORDER BY 1<text:tab/></text:span><text:tab/></text:p>
          </table:table-cell>
        </table:table-row>
      </table:table>
      <text:p text:style-name="P1"/>
      <text:p text:style-name="P1">- For the ‘Uitval’ cells this is the query:</text:p>
      <table:table table:name="Tabel2" table:style-name="Tabel2">
        <table:table-column table:style-name="Tabel2.A"/>
        <table:table-row>
          <table:table-cell table:style-name="Tabel2.A1" office:value-type="string">
            <text:p text:style-name="P2">SELECT count(*)</text:p>
            <text:p text:style-name="P2">FROM <text:s text:c="2"/>DOM<text:span text:style-name="T4">x</text:span>ADMIN.G_BLOCKING_EVENT A <text:s text:c="6"/></text:p>
            <text:p text:style-name="P2">WHERE <text:s/>A.ltypeid IN ( 23 )</text:p>
            <text:p text:style-name="P2">AND A.lstate IN ( 1 )</text:p>
            <text:p text:style-name="P2">AND A.lprocessid IN ( 30, 37, 38, 39, 44, 52, 46, 35,36, 27, 43, 30, 48 )</text:p>
          </table:table-cell>
        </table:table-row>
      </table:table>
      <text:p text:style-name="P1"/>
      <text:p text:style-name="P1"/>
      <text:p text:style-name="P1">- On the right panel there is:</text:p>
      <text:p text:style-name="P1">1. a read only field that is filled with the timestamp of the last time the dashboard was refreshed, i.e. the queries were executed. The default for refresh ‘empty’ which means never.</text:p>
      <text:p text:style-name="P1">2. A button which can be pressed to refresh the board.</text:p>
      <text:p text:style-name="Standard"/>
      <text:p text:style-name="Standard">These are the <text:span text:style-name="T3">other </text:span>requirements:</text:p>
      <text:p text:style-name="P3">- <text:span text:style-name="T6">Each time the number if a ‘uitval’ field is increased, the field’</text:span><text:span text:style-name="T3">s background</text:span><text:span text:style-name="T6"> turns </text:span><text:span text:style-name="T3">yellow</text:span><text:span text:style-name="T6"> for one second.</text:span></text:p>
      <text:p text:style-name="P3"/>
      <text:p text:style-name="P3"/>
      <text:p text:style-name="P3">------------------------------</text:p>
      <text:p text:style-name="P3"/>
      <text:p text:style-name="Standard"/>
      <text:p text:style-name="Standard"/>
      <text:p text:style-name="Standard"><text:soft-page-break/>- It must be possible to place a file on a designated directory, 'Outbound' where it is picked up by the client software</text:p>
      <text:p text:style-name="Standard">- <text:span text:style-name="T7">The client is a Web application (SPA) that will allow the user to:</text:span></text:p>
      <text:p text:style-name="Standard"><text:tab/>- <text:span text:style-name="T7">Upload a file</text:span></text:p>
      <text:p text:style-name="Standard"><text:tab/>- <text:span text:style-name="T7">Send this file to the server part by issuing a HTTP request</text:span></text:p>
      <text:p text:style-name="Standard">- The server, <text:span text:style-name="T7">on receiving the file,</text:span> does the following checks:</text:p>
      <text:p text:style-name="P4"><text:tab/>- <text:span text:style-name="T8">If the file is not valid JSON: return the standard HTTP error.</text:span></text:p>
      <text:p text:style-name="P4"><text:tab/>- <text:span text:style-name="T8">Later on there will be more validations</text:span></text:p>
      <text:p text:style-name="P4">- <text:span text:style-name="T8">If the file is valid JSON, then the server will:</text:span></text:p>
      <text:p text:style-name="P4"><text:tab/>- <text:span text:style-name="T8">The server will return a HTTP code 201 (Created)</text:span></text:p>
      <text:p text:style-name="P5"><text:tab/>- <text:s/>The file is stored in a database</text:p>
      <text:p text:style-name="Standard"/>
      <text:p text:style-name="Standard"/>
      <text:p text:style-name="Standard"/>
      <text:p text:style-name="Standard">Please recommend which library to use:</text:p>
      <text:list text:style-name="L1">
        <text:list-item>
          <text:p text:style-name="P6">Flask OR</text:p>
        </text:list-item>
        <text:list-item>
          <text:p text:style-name="P6">Django REST Framework OR</text:p>
        </text:list-item>
        <text:list-item>
          <text:p text:style-name="P6">FastAPI.</text:p>
        </text:list-item>
      </text:list>
      <text:p text:style-name="P5">Recommend a database for storing JSON, one that can be installed locally. <text:s/></text:p>
      <text:p text:style-name="P5"/>
      <text:p text:style-name="P5">------------------------------------</text:p>
      <text:p text:style-name="P7"/>
      <text:p text:style-name="P8">Now let’s build the GUI screen for <text:span text:style-name="T9">managing the JSON schemas that are to be stored in a table instead of in a directory. </text:span><text:span text:style-name="T10">This is a</text:span> screen by which the user can inspect, upload JSON schemas <text:span text:style-name="T10">and </text:span><text:span text:style-name="T9">view and</text:span><text:span text:style-name="T10"> delete </text:span><text:span text:style-name="T9">them.</text:span></text:p>
      <text:p text:style-name="P8"/>
      <text:p text:style-name="P8"><text:span text:style-name="T9">T</text:span>his screen <text:span text:style-name="T9">has the title “Server: JSON Schema’s” and </text:span>will have the following layou<text:span text:style-name="T10">t</text:span>s:</text:p>
      <text:p text:style-name="P9"/>
      <text:p text:style-name="P10">Block 1: The uploading:</text:p>
      <text:p text:style-name="P9">The JSON schemas are stored in a table called ‘json_schemas’ that has the following columns:</text:p>
      <text:p text:style-name="P9"><text:span text:style-name="T11">message_name</text:span>: <text:span text:style-name="T11">Maximum length: 200</text:span></text:p>
      <text:p text:style-name="P11">text: a string of maximum 32K</text:p>
      <text:p text:style-name="P10">timestamp: date of creation</text:p>
      <text:p text:style-name="P11"/>
      <text:p text:style-name="P11">When upload in a JSON Schema file, the column ‘message_name’ in the table ‘json_schemas’ is populated by extracting the content of the JSON attribute ‘title’ from the JSON schema file. If no name could be found, an error is given: “Invalid JSON schema: <text:span text:style-name="T10">no name found</text:span>” and the file is not stored</text:p>
      <text:p text:style-name="P11"/>
      <text:p text:style-name="P12">The text of the JSON schema file is validated against the ‘$schema’ URL, e.g. "<text:a xlink:type="simple" xlink:href="http://json-schema.org/draft-07/schema" text:style-name="Internet_20_link" text:visited-style-name="Visited_20_Internet_20_Link">http://json-schema.org/draft-07/schema</text:a>#". <text:span text:style-name="T10">If this element is not found, </text:span>an error is given: “Invalid JSON schema: <text:span text:style-name="T10">no $schema found in file</text:span>” and the file is not stored</text:p>
      <text:p text:style-name="P11"/>
      <text:p text:style-name="P13"><text:span text:style-name="T10">If the JSON file fails the validation against the $schema URL, </text:span><text:span text:style-name="T11">an error is given: “Invalid JSON schema: </text:span><text:span text:style-name="T10">validation against c</text:span><text:span text:style-name="T12">ore schema </text:span><text:span text:style-name="T13">failed</text:span><text:span text:style-name="T11">” and the file is not stored</text:span></text:p>
      <text:p text:style-name="P11"/>
      <text:p text:style-name="P10">If all goes well, the file is stored in the table.</text:p>
      <text:p text:style-name="P10"/>
      <text:p text:style-name="P10">Block 2: The viewing and deleting:</text:p>
      <text:p text:style-name="P11"/>
      <text:p text:style-name="P14">The columns in the table ‘json_schemas’ are displayed in a modern react multirow component that allows searching/filtering, pagination and sorting. It must be possible to use wildcards to search/filter on the ‘message name’ column. Filtering, searching and sorting on the large ‘text’ field is not necessary. Next to each row is a delete button by which the user can delete a JSON schema. Always ask for confirmation before deleting from the database.</text:p>
      <text:p text:style-name="P14"/>
      <text:p text:style-name="P14">The screen is accessible by this virtual path: ‘/schemas’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6T20:25:05.132000000</meta:creation-date>
    <meta:editing-duration>PT6M44S</meta:editing-duration>
    <meta:editing-cycles>3</meta:editing-cycles>
    <meta:generator>LibreOffice/24.8.0.3$Windows_X86_64 LibreOffice_project/0bdf1299c94fe897b119f97f3c613e9dca6be583</meta:generator>
    <dc:date>2026-03-27T22:15:49.873000000</dc:date>
    <meta:document-statistic meta:table-count="2" meta:image-count="0" meta:object-count="0" meta:page-count="3" meta:paragraph-count="84" meta:word-count="765" meta:character-count="4910" meta:non-whitespace-character-count="3826"/>
  </office:meta>
</office:document-meta>
</file>